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T1" style:family="text">
      <style:text-properties officeooo:rsid="000f9ad9"/>
    </style:style>
    <style:style style:name="T2" style:family="text">
      <style:text-properties officeooo:rsid="00107a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in. </text:span><text:span text:style-name="T2">He looked out the shuttle’s window to see Alyssa and Alice standing there wishing him safe voyage. If what he had in store worked, Bert would be back at Earth in no time. He hoped it would work out for the best, but there was only one way to tell. He had to t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04T22:00:49.342186516">02/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4T22:00:49.257964332</dc:date>
    <meta:editing-duration>PT18M12S</meta:editing-duration>
    <meta:editing-cycles>14</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6" meta:word-count="91" meta:character-count="454" meta:non-whitespace-character-count="368"/>
  </office:meta>
</office:document-meta>
</file>